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1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fo:font-weight="bold" officeooo:rsid="0012e3c8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36bd5" officeooo:paragraph-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36bd5" officeooo:paragraph-rsid="005671c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0657b" officeooo:paragraph-rsid="005671c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paragraph-rsid="002fd5b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594a6c" officeooo:paragraph-rsid="00594a6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0pt" fo:letter-spacing="-0.004cm" fo:font-weight="bold" officeooo:rsid="0040657b" officeooo:paragraph-rsid="0040657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3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0pt" fo:letter-spacing="-0.004cm" fo:font-weight="bold" officeooo:rsid="00578c3b" officeooo:paragraph-rsid="00578c3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fo:letter-spacing="-0.004cm" fo:font-weight="normal" officeooo:rsid="00578c3b" officeooo:paragraph-rsid="00578c3b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5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3fa26a"/>
    </style:style>
    <style:style style:name="P16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436bd5"/>
    </style:style>
    <style:style style:name="P1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671cf"/>
    </style:style>
    <style:style style:name="P1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cf97d"/>
    </style:style>
    <style:style style:name="P1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2fd5bc"/>
    </style:style>
    <style:style style:name="P2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3465a4" loext:opacity="100%" style:font-name="Arial" fo:font-size="10pt" fo:font-weight="bold" officeooo:rsid="00391807" officeooo:paragraph-rsid="005b4697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1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language="es" fo:country="ES" officeooo:paragraph-rsid="00498fec" fo:background-color="transparent" style:font-size-asian="10pt" style:font-size-complex="10pt"/>
    </style:style>
    <style:style style:name="P2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006a50" officeooo:paragraph-rsid="00498fec" style:letter-kerning="true" style:font-name-asian="SimSun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98fec" style:font-size-asian="10pt" style:font-name-complex="Arial4" style:font-size-complex="10pt"/>
    </style:style>
    <style:style style:name="P25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1" fo:font-size="13pt" fo:font-style="italic" fo:font-weight="bold" officeooo:rsid="003ef7b0" officeooo:paragraph-rsid="00504f7b" style:font-size-asian="13pt" style:font-style-asian="italic" style:font-weight-asian="bold" style:font-size-complex="13pt" style:font-weight-complex="bold"/>
    </style:style>
    <style:style style:name="P26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paragraph-rsid="002fd5b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7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1974c" officeooo:paragraph-rsid="0041974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8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1974c" officeooo:paragraph-rsid="005671c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9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1974c" officeooo:paragraph-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0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1974c" officeooo:paragraph-rsid="005cf97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1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3f84b" officeooo:paragraph-rsid="005cf97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2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4576ca" officeooo:paragraph-rsid="004576c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3" style:family="paragraph" style:parent-style-name="Standard_20__28_user_29_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0pt" officeooo:rsid="001541bd" officeooo:paragraph-rsid="00578c3b" style:font-size-asian="10pt" style:font-name-complex="Arial4" style:font-size-complex="10pt"/>
    </style:style>
    <style:style style:name="P34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" fo:font-size="10pt" officeooo:rsid="001541bd" officeooo:paragraph-rsid="00578c3b" style:font-size-asian="10pt" style:font-name-complex="Arial4" style:font-size-complex="10pt"/>
    </style:style>
    <style:style style:name="P35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" fo:font-size="10pt" officeooo:rsid="0040bc9d" officeooo:paragraph-rsid="00578c3b" style:font-size-asian="10pt" style:font-name-complex="Arial4" style:font-size-complex="10pt"/>
    </style:style>
    <style:style style:name="P36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" fo:font-size="10pt" fo:letter-spacing="-0.004cm" fo:font-weight="normal" officeooo:rsid="0040bc9d" officeooo:paragraph-rsid="00578c3b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" fo:font-size="10pt" officeooo:rsid="004879f6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" fo:font-size="10pt" officeooo:rsid="003ef7b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" fo:font-size="10pt" officeooo:rsid="0012e3c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" fo:font-size="10pt" officeooo:rsid="003fa26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" fo:font-size="10pt" officeooo:rsid="00453de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" fo:font-size="10pt" officeooo:rsid="004af34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" fo:font-size="10pt" officeooo:rsid="004d0e1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" fo:font-size="10pt" officeooo:rsid="00308b6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1" style:family="text">
      <style:text-properties fo:color="#000000" loext:opacity="100%" style:font-name="Arial" fo:font-size="10pt" officeooo:rsid="005214a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2" style:family="text">
      <style:text-properties fo:color="#000000" loext:opacity="100%" style:font-name="Arial" fo:font-size="10pt" officeooo:rsid="0054b1ae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3" style:family="text">
      <style:text-properties fo:color="#000000" loext:opacity="100%" style:font-name="Arial" fo:font-size="10pt" fo:font-weight="bold" officeooo:rsid="00468a24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4" style:family="text">
      <style:text-properties fo:color="#000000" loext:opacity="100%" style:font-name="Arial" fo:font-size="10pt" fo:font-weight="normal" officeooo:rsid="001541bd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5" style:family="text">
      <style:text-properties fo:color="#000000" loext:opacity="100%" style:font-name="Arial2" fo:letter-spacing="-0.004cm" fo:language="es" fo:country="ES" officeooo:rsid="00040fc1" fo:background-color="transparent" loext:char-shading-value="0" style:font-name-complex="Arial"/>
    </style:style>
    <style:style style:name="T16" style:family="text">
      <style:text-properties fo:color="#000000" loext:opacity="100%" style:font-name="Arial3" fo:font-size="10pt" fo:language="es" fo:country="ES" fo:font-style="normal" style:text-underline-style="none" fo:font-weight="bold" officeooo:rsid="0024a0da" style:letter-kerning="true" fo:background-color="transparent" loext:char-shading-value="0" style:font-name-asian="SimSun" style:font-size-asian="10pt" style:language-asian="zh" style:country-asian="CN" style:font-style-asian="italic" style:font-weight-asian="bold" style:font-name-complex="Lucida Sans" style:font-size-complex="10pt" style:language-complex="hi" style:country-complex="IN" style:font-weight-complex="bold"/>
    </style:style>
    <style:style style:name="T17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3ef7b0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541bd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/>
    </style:style>
    <style:style style:name="T20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1" style:family="text">
      <style:text-properties fo:color="#000000" loext:opacity="100%" style:font-name="Arial1" fo:font-size="10pt" officeooo:rsid="004826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2" style:family="text">
      <style:text-properties fo:color="#000000" loext:opacity="100%" style:font-name="Arial1" fo:font-size="10pt" officeooo:rsid="0043891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3" style:family="text">
      <style:text-properties fo:color="#000000" loext:opacity="100%" style:font-name="Arial1" fo:font-size="10pt" fo:font-weight="normal" officeooo:rsid="00502b9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24" style:family="text">
      <style:text-properties fo:color="#000000" loext:opacity="100%" style:font-name="Arial1" fo:font-size="10pt" fo:font-weight="normal" officeooo:rsid="004826e0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25" style:family="text">
      <style:text-properties officeooo:rsid="0012e3c8"/>
    </style:style>
    <style:style style:name="T26" style:family="text">
      <style:text-properties officeooo:rsid="00453dea"/>
    </style:style>
    <style:style style:name="T27" style:family="text">
      <style:text-properties officeooo:rsid="004576ca"/>
    </style:style>
    <style:style style:name="T28" style:family="text">
      <style:text-properties fo:font-weight="bold" style:font-weight-asian="bold"/>
    </style:style>
    <style:style style:name="T29" style:family="text">
      <style:text-properties officeooo:rsid="0047a117"/>
    </style:style>
    <style:style style:name="T30" style:family="text">
      <style:text-properties officeooo:rsid="004879f6"/>
    </style:style>
    <style:style style:name="T31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2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3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4" style:family="text">
      <style:text-properties fo:language="es" fo:country="ES" fo:font-weight="bold" officeooo:rsid="00149f96" style:font-weight-asian="bold" style:font-weight-complex="bold"/>
    </style:style>
    <style:style style:name="T35" style:family="text">
      <style:text-properties officeooo:rsid="004af34d"/>
    </style:style>
    <style:style style:name="T36" style:family="text">
      <style:text-properties style:text-line-through-style="none" style:text-line-through-type="none" fo:letter-spacing="-0.004cm" fo:language="es" fo:country="ES" fo:font-style="normal" style:text-underline-style="none" fo:font-weight="normal" officeooo:rsid="001541bd" style:text-blinking="false" fo:background-color="transparent" loext:char-shading-value="0" style:font-style-asian="normal" style:font-weight-asian="normal" style:font-name-complex="Tahoma" style:font-style-complex="normal" style:font-weight-complex="normal"/>
    </style:style>
    <style:style style:name="T37" style:family="text">
      <style:text-properties officeooo:rsid="004d0e1c"/>
    </style:style>
    <style:style style:name="T38" style:family="text">
      <style:text-properties fo:color="#2a6099" loext:opacity="100%" fo:font-weight="bold" style:font-weight-asian="bold" style:font-weight-complex="bold"/>
    </style:style>
    <style:style style:name="T39" style:family="text">
      <style:text-properties fo:color="#2a6099" loext:opacity="100%" fo:font-weight="bold" officeooo:rsid="00279f3c" style:font-weight-asian="bold" style:font-weight-complex="bold"/>
    </style:style>
    <style:style style:name="T40" style:family="text">
      <style:text-properties fo:color="#2a6099" loext:opacity="100%" fo:font-weight="bold" officeooo:rsid="004a2c74" style:font-weight-asian="bold" style:font-weight-complex="bold"/>
    </style:style>
    <style:style style:name="T41" style:family="text">
      <style:text-properties fo:color="#2a6099" loext:opacity="100%" fo:font-weight="bold" officeooo:rsid="0040bc9d" style:font-weight-asian="bold" style:font-weight-complex="bold"/>
    </style:style>
    <style:style style:name="T42" style:family="text">
      <style:text-properties fo:color="#2a6099" loext:opacity="100%" style:font-name="Arial1" fo:font-size="10pt" fo:font-weight="bold" officeooo:rsid="00502b9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43" style:family="text">
      <style:text-properties fo:color="#2a6099" loext:opacity="100%" style:font-name="Arial1" fo:font-weight="bold" officeooo:rsid="00502b95" style:font-weight-asian="bold" style:font-weight-complex="normal"/>
    </style:style>
    <style:style style:name="T44" style:family="text">
      <style:text-properties fo:color="#2a6099" loext:opacity="100%" style:font-name="Arial1" fo:font-weight="bold" officeooo:rsid="006c5073" style:font-weight-asian="bold" style:font-weight-complex="normal"/>
    </style:style>
    <style:style style:name="T45" style:family="text">
      <style:text-properties officeooo:rsid="0051a0d3"/>
    </style:style>
    <style:style style:name="T46" style:family="text">
      <style:text-properties officeooo:rsid="0037852f"/>
    </style:style>
    <style:style style:name="T47" style:family="text">
      <style:text-properties officeooo:rsid="0043f84b"/>
    </style:style>
    <style:style style:name="T48" style:family="text">
      <style:text-properties officeooo:rsid="003d4159"/>
    </style:style>
    <style:style style:name="T49" style:family="text">
      <style:text-properties officeooo:rsid="0040bc9d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52" style:family="text">
      <style:text-properties fo:font-variant="normal" fo:text-transform="none" fo:letter-spacing="normal" fo:font-style="normal" fo:font-weight="normal" officeooo:rsid="00367fc6" fo:background-color="transparent" loext:char-shading-value="0"/>
    </style:style>
    <style:style style:name="T53" style:family="text">
      <style:text-properties fo:font-variant="normal" fo:text-transform="none" fo:letter-spacing="normal" fo:font-style="normal" fo:font-weight="normal" officeooo:rsid="003ac923" fo:background-color="transparent" loext:char-shading-value="0"/>
    </style:style>
    <style:style style:name="T54" style:family="text">
      <style:text-properties officeooo:rsid="0053de70"/>
    </style:style>
    <style:style style:name="T55" style:family="text">
      <style:text-properties style:font-name="Arial1" fo:font-weight="normal" officeooo:rsid="00502b95" style:font-weight-asian="normal" style:font-weight-complex="normal"/>
    </style:style>
    <style:style style:name="T56" style:family="text">
      <style:text-properties style:font-name="Arial1" fo:font-weight="normal" officeooo:rsid="006c5073" style:font-weight-asian="normal" style:font-weight-complex="normal"/>
    </style:style>
    <style:style style:name="T57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RESOLUCIÓN DE <text:span text:style-name="T30">$$ALCALDIA$$</text:span></text:p>
      <text:p text:style-name="P5"/>
      <text:p text:style-name="P21">Número de expediente: $$V_NUMEXP$$ </text:p>
      <text:p text:style-name="P21">Nombre del expediente: $$V_TITULOEXP$$</text:p>
      <text:p text:style-name="P21">Fecha: $$DIA_SISTEMA$$ <text:span text:style-name="T29">de </text:span>$$MES_SISTEMA$$ <text:span text:style-name="T29">de </text:span>$$EJERCICIO_SISTEMA$$</text:p>
      <text:p text:style-name="P6"/>
      <text:p text:style-name="P18"><text:span text:style-name="T1">Por </text:span><text:span text:style-name="T42">[en caso de que el órgano concedente fuese la Alcaldía/Presidencia]</text:span><text:span text:style-name="T21">r</text:span><text:span text:style-name="T20">esolución de </text:span><text:span text:style-name="T22">$$ALCALDIA$$</text:span><text:span text:style-name="T20"> n</text:span><text:span text:style-name="T21">úmero</text:span><text:span text:style-name="T20"> $$NUM_RES_ALCALDIA$$ de fecha $$F_RESOL_ALCALDIA$$ </text:span><text:span text:style-name="T42">[en caso de que el órgano concedente fuese el Pleno]</text:span><text:span text:style-name="T23">acuerdo de Pleno n</text:span><text:span text:style-name="T24">úmero</text:span><text:span text:style-name="T23"> $$NUM_AC_PLENO$$ de fecha $$F_ACUERDO_PLENO$$</text:span><text:span text:style-name="T1"> se </text:span><text:span text:style-name="T3">concede</text:span><text:span text:style-name="T1"> subvención por importe de </text:span><text:span text:style-name="T4">$$IMPORTE_SUBVENCION$$</text:span><text:span text:style-name="T1"> euros para el </text:span><text:span text:style-name="T16"><text:script script:language="JOOScript">[#if PROYECTO_ACTIVIDAD_label??][#assign PROYECTO_ACTIVIDAD=PROYECTO_ACTIVIDAD_label][/#if]</text:script></text:span><text:span text:style-name="Fuente_20_de_20_párrafo_20_predeter."><text:span text:style-name="T17"><text:text-input text:description="JOOScript">${(PROYECTO_ACTIVIDAD)!}</text:text-input></text:span></text:span><text:span text:style-name="T1"><text:s/>denominado </text:span><text:span text:style-name="T4">$$NOMBRE_PROYECTO$$</text:span><text:span text:style-name="T1">, </text:span><text:span text:style-name="T3">según las Bases Reguladoras de la Subvención, </text:span><text:span text:style-name="T9">a</text:span><text:span text:style-name="T3"> </text:span><text:span text:style-name="T18">$$INTERESADO_PRESENTACION$$.</text:span></text:p>
      <text:p text:style-name="P17"><text:span text:style-name="T3">Con fe</text:span><text:span text:style-name="T8">cha </text:span><text:span text:style-name="T10">$$DIA_REGISTRO_SOLIC$$ de $$MES_REGISTRO_SOLIC$$ de $$EJERCICIO_REGISTRO_SOLIC$$</text:span><text:span text:style-name="T8"> y registro de entrada $$NUM_REGISTRO_SOLIC$$, el/la</text:span><text:span text:style-name="T3"> beneficiario/</text:span><text:span text:style-name="T8">a</text:span><text:span text:style-name="T19">$$INTERESADO_PRESENTACION$$</text:span><text:span text:style-name="T3">, </text:span><text:span text:style-name="T14"><text:s/></text:span><text:span text:style-name="T3">presenta justificación del cumplimiento de las obligaciones impuestas y la consecución de los objetivos previstos en el acto de concesión.</text:span></text:p>
      <text:p text:style-name="P15"><text:span text:style-name="T1">Visto el informe del órgano gestor de la subvención de fecha </text:span><text:span text:style-name="T5">$$F_F_IOG$$</text:span><text:span text:style-name="T1">, </text:span><text:span text:style-name="T6">y el informe de la Intervención </text:span><text:span text:style-name="T2">$$MUNICIPAL$$</text:span><text:span text:style-name="T6"> de fecha $$F_F_INI$$.</text:span></text:p>
      <text:p text:style-name="P19"><text:span text:style-name="T1">Considerando la competencia de esta </text:span><text:span text:style-name="T2">$$ALCALDIA$$</text:span><text:span text:style-name="T1"> para comprobar la adecuada justificación de la subvención, de acuerdo con el art</text:span><text:span text:style-name="T12">ículo</text:span><text:span text:style-name="T1"> 32 de la Ley 38/2003, de 17 de noviembre, General de Subvenciones:</text:span></text:p>
      <text:p text:style-name="P10"/>
      <text:p text:style-name="P13">FUNDAMENTOS DE DERECHO</text:p>
      <text:p text:style-name="P13"/>
      <text:p text:style-name="P14">La legislación aplicable es la siguiente:</text:p>
      <text:list xml:id="list1146689304" text:style-name="L1">
        <text:list-item>
          <text:p text:style-name="P33">Ley 38/2003, de 17 de noviembre, General de Subvenciones.</text:p>
        </text:list-item>
        <text:list-item>
          <text:p text:style-name="P33"><text:span text:style-name="T46">R</text:span>eglamento de la Ley <text:span text:style-name="T47">38/2003, de 17 de noviembre,</text:span> General de Subvenciones, <text:span text:style-name="T46">aprobado por </text:span>Real Decreto 887/2006, de 21 de julio.</text:p>
        </text:list-item>
        <text:list-item>
          <text:p text:style-name="P33">Ley 39/2015, de 1 de octubre, del Procedimiento Administrativo Común de las Administraciones Públicas </text:p>
        </text:list-item>
        <text:list-item>
          <text:p text:style-name="P33">Real Decreto 130/2019, de 8 de marzo, por el que se regula la Base de Datos Nacional de Subvenciones y la publicidad de las subvenciones y demás ayudas públicas.</text:p>
        </text:list-item>
        <text:list-item>
          <text:p text:style-name="P33"><text:span text:style-name="T47">Real Decreto Legislativo 2/2004, de 5 de marzo, por el que se aprueba el t</text:span>exto <text:span text:style-name="T48">r</text:span>efundido de la Ley Reguladora de las Haciendas Locales.</text:p>
        </text:list-item>
        <text:list-item>
          <text:p text:style-name="P33">Real Decreto 424/2017, de 28 de abril, por el que se regula el régimen jurídico del control interno en las entidades del <text:span text:style-name="T47">S</text:span>ector <text:span text:style-name="T47">P</text:span>úblico <text:span text:style-name="T47">L</text:span>ocal.</text:p>
        </text:list-item>
        <text:list-item>
          <text:p text:style-name="P34">Bases <text:span text:style-name="T49">r</text:span>eguladoras de <text:span text:style-name="T49">s</text:span>ubvenciones $$DEL_AYTO$$ $$TRATAMIENTO_AYTO$$ $$NOMBRE_AYTO$$, <text:span text:style-name="T49">aprobadas por</text:span> <text:span text:style-name="T39">[</text:span><text:span text:style-name="T40">en </text:span><text:span text:style-name="T41">caso de ordenanza general</text:span><text:span text:style-name="T39">]</text:span><text:span text:style-name="T50">la </text:span><text:span text:style-name="T52">O</text:span><text:span text:style-name="T51">rdenanza </text:span><text:span text:style-name="T52">G</text:span><text:span text:style-name="T51">eneral de </text:span><text:span text:style-name="T52">S</text:span><text:span text:style-name="T51">ubvenciones</text:span>. <text:span text:style-name="T39">[</text:span><text:span text:style-name="T40">en </text:span><text:span text:style-name="T41">caso de ordenanza específica</text:span><text:span text:style-name="T39">]</text:span>la <text:span text:style-name="T49">ordenanza</text:span> <text:span text:style-name="T53">$$ORD_ESP_SUBV$$</text:span>.</text:p>
        </text:list-item>
        <text:list-item>
          <text:p text:style-name="P35">Bases de Ejecución del Presupuesto.</text:p>
        </text:list-item>
        <text:list-item>
          <text:p text:style-name="P36"><text:span text:style-name="T38">[En su caso]</text:span>Reglamento de Subvenciones aprobado en esta Entidad Local.</text:p>
        </text:list-item>
      </text:list>
      <text:p text:style-name="P10"/>
      <text:p text:style-name="P11"><text:soft-page-break/>Por todo lo anterior,</text:p>
      <text:p text:style-name="P12">RESUELVO</text:p>
      <text:p text:style-name="P9"><text:span text:style-name="T28">PRIMERO</text:span>.- <text:span text:style-name="T26">Aprobar la cuenta justificativa aportada por el/la beneficiario/a</text:span> <text:span text:style-name="T36">$$INTERESADO_PRESENTACION$$</text:span>, <text:span text:style-name="T26">dando por cumplida la finalidad para la que se concedió la subvención y la aplicación de los fondos percibidos</text:span>:</text:p>
      <text:list xml:id="list4161427145" text:style-name="L2">
        <text:list-item>
          <text:p text:style-name="P27">Expediente: $$EXPEDIENTE_SUBVENCION$$.</text:p>
        </text:list-item>
        <text:list-item>
          <text:p text:style-name="P28">Beneficiario/<text:span text:style-name="T45">a</text:span>: <text:span text:style-name="T36">$$INTERESADO_PRESENTACION$$</text:span></text:p>
        </text:list-item>
        <text:list-item>
          <text:p text:style-name="P29">Denominación del proyecto o actividad subvencionada: <text:span text:style-name="T25">$$NOMBRE_PROYECTO$$.</text:span></text:p>
        </text:list-item>
        <text:list-item>
          <text:p text:style-name="P30"><text:span text:style-name="T43">[</text:span><text:span text:style-name="T44">E</text:span><text:span text:style-name="T43">n caso de que el órgano concedente fuese la Alcaldía/Presidencia]</text:span><text:span text:style-name="T56">Resolución de concesión: </text:span><text:span text:style-name="T55">$$NUM_RES_ALCALDIA$$. </text:span><text:span text:style-name="T43">[</text:span><text:span text:style-name="T44">E</text:span><text:span text:style-name="T43">n caso de que el órgano concedente fuese el Pleno]</text:span><text:span text:style-name="T55"> </text:span><text:span text:style-name="T56">Acuerdo de concesión: </text:span><text:span text:style-name="T55">$$NUM_AC_PLENO$$.</text:span></text:p>
        </text:list-item>
        <text:list-item>
          <text:p text:style-name="P31">$$PRESUPUESTO_ACEPTADO$$.</text:p>
        </text:list-item>
        <text:list-item>
          <text:p text:style-name="P29">Importe concedido: <text:span text:style-name="T25">$$IMPORTE_SUBVENCION$$ euros.</text:span></text:p>
        </text:list-item>
        <text:list-item>
          <text:p text:style-name="P32">Importe justificado: $$IMPORTE_JUSTIFICADO$$ <text:span text:style-name="T37">euros.</text:span></text:p>
        </text:list-item>
      </text:list>
      <text:p text:style-name="P8"><text:span text:style-name="T28">SEGUNDO</text:span>.- Proceder al pago al/<text:span text:style-name="T35">a la</text:span> beneficiario/<text:span text:style-name="T35">a</text:span> <text:span text:style-name="T36">$$INTERESADO_PRESENTACION$$</text:span>, de la subvención concedida y debidamente justificada por importe de <text:span text:style-name="T27">$$IMPORTE_JUSTIFICADO$$ euros</text:span>.</text:p>
      <text:p text:style-name="P20">[El punto segundo se llevará a efecto siempre que no se haya producido el pago anticipado del total de la subvención. Puede darse que los pagos se produzcan en varias partes, por ejemplo el 50 o 75 % <text:span text:style-name="T54">(o incluso el 100%) </text:span>en el momento de la resolución de la concesión de la <text:span text:style-name="T54">subvención</text:span> y el resto una vez aprobada la cuenta justificativa. <text:span text:style-name="T54">En estos casos la redacción de este apartado tendrá que cambiarse y ajustarse al supuesto concreto</text:span>]</text:p>
      <text:p text:style-name="P7"><text:span text:style-name="T28">TERCERO</text:span>.- Notificar el presente acuerdo al/<text:span text:style-name="T35">a la</text:span> interesado/<text:span text:style-name="T29">a</text:span>.</text:p>
      <text:p text:style-name="P16"><text:span text:style-name="T13">CUARTO</text:span><text:span text:style-name="T7">.- Comunicar </text:span><text:span text:style-name="T11">la presente resolución</text:span><text:span text:style-name="T7"> al área gestora de la subvención, y a la Intervención </text:span><text:span text:style-name="T2">$$MUNICIPAL$$</text:span><text:span text:style-name="T7">, a los efectos oportunos. </text:span></text:p>
      <text:p text:style-name="P22"/>
      <text:p text:style-name="P24"><text:span text:style-name="Fuente_20_de_20_párrafo_20_predeter."><text:span text:style-name="T31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2"><text:text-input text:description="JOOScript">${(FIRMANTES_FDO_AUXILIAR)!}</text:text-input></text:span></text:span><text:span text:style-name="T34"><text:s/></text:span><text:span text:style-name="Fuente_20_de_20_párrafo_20_predeter."><text:span text:style-name="T33"><text:text-input text:description="JOOScript">${(FIRMANTES_AUXILIAR)!}</text:text-input></text:span></text:span><text:span text:style-name="Fuente_20_de_20_párrafo_20_predeter."><text:span text:style-name="T33"><text:s/></text:span></text:span></text:p>
      <text:p text:style-name="P23"><text:span text:style-name="Fuente_20_de_20_párrafo_20_predeter."><text:span text:style-name="T15"><text:text-input text:description="JOOScript">${(FIRMANTE_DELEGACION_AUXILIAR)!}</text:text-input></text:span></text:span><text:span text:style-name="Fuente_20_de_20_párrafo_20_predeter."><text:span text:style-name="T15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4" style:font-family-asian="Calibri" style:font-family-generic-asian="system" style:font-pitch-asian="variable" style:font-size-asian="11pt" style:language-asian="en" style:country-asian="US" style:font-name-complex="Calibri4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4</meta:editing-cycles>
    <meta:creation-date>2019-09-12T08:50:52.807000000</meta:creation-date>
    <meta:editing-duration>PT8H27M16S</meta:editing-duration>
    <meta:generator>LibreOffice/7.0.2.2$Windows_X86_64 LibreOffice_project/8349ace3c3162073abd90d81fd06dcfb6b36b994</meta:generator>
    <dc:date>2021-03-15T09:58:44.333000000</dc:date>
    <dc:creator>N G</dc:creator>
    <meta:document-statistic meta:table-count="0" meta:image-count="0" meta:object-count="0" meta:page-count="2" meta:paragraph-count="41" meta:word-count="574" meta:character-count="4191" meta:non-whitespace-character-count="3676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